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000000058F837565972BFEEB0.png" manifest:media-type="image/png"/>
  <manifest:file-entry manifest:full-path="Pictures/10000201000000AE000000932FCB44B5A6EC263C.png" manifest:media-type="image/png"/>
  <manifest:file-entry manifest:full-path="Pictures/100002010000013000000028805B9BDAE5135B89.png" manifest:media-type="image/png"/>
  <manifest:file-entry manifest:full-path="Pictures/1000020100000096000000C3A1340173594CB3D1.png" manifest:media-type="image/png"/>
  <manifest:file-entry manifest:full-path="Pictures/1000020100000130000000D14FF0C9170060DFBE.png" manifest:media-type="image/png"/>
  <manifest:file-entry manifest:full-path="Pictures/1000020100000095000000D5B99E1EE49CB28E62.png" manifest:media-type="image/png"/>
  <manifest:file-entry manifest:full-path="Pictures/10000201000001060000004158077AE3D49154C2.png" manifest:media-type="image/png"/>
  <manifest:file-entry manifest:full-path="Pictures/10000201000001300000011EB6E8B4FDC88FCF51.png" manifest:media-type="image/png"/>
  <manifest:file-entry manifest:full-path="Pictures/10000201000001300000009DBDC15B8AAA5D109B.png" manifest:media-type="image/png"/>
  <manifest:file-entry manifest:full-path="Pictures/100002010000008A0000008C788807D561DD82CE.png" manifest:media-type="image/png"/>
  <manifest:file-entry manifest:full-path="Pictures/1000020100000130000000642BDC98EE118F581B.png" manifest:media-type="image/png"/>
  <manifest:file-entry manifest:full-path="Pictures/100002010000012F00000047A14EFD593F26DC01.png" manifest:media-type="image/png"/>
  <manifest:file-entry manifest:full-path="Pictures/10000201000000D30000001D9A96E625E9FF6C9B.png" manifest:media-type="image/png"/>
  <manifest:file-entry manifest:full-path="Pictures/10000201000000CA00000021EEDE1433FA906D5B.png" manifest:media-type="image/png"/>
  <manifest:file-entry manifest:full-path="Pictures/1000020100000130000000D0799510CA150C18E4.png" manifest:media-type="image/png"/>
  <manifest:file-entry manifest:full-path="Pictures/1000020100000095000000BF009EEA91E594854F.png" manifest:media-type="image/png"/>
  <manifest:file-entry manifest:full-path="Pictures/100002010000012E00000061CE1EB9CB47CF0279.png" manifest:media-type="image/png"/>
  <manifest:file-entry manifest:full-path="Pictures/1000020100000131000000D4653046B63E9D4A93.png" manifest:media-type="image/png"/>
  <manifest:file-entry manifest:full-path="Pictures/1000020100000130000000657517B2D08324CF45.png" manifest:media-type="image/png"/>
  <manifest:file-entry manifest:full-path="Pictures/100002010000008700000086C5454326FE66D49D.png" manifest:media-type="image/png"/>
  <manifest:file-entry manifest:full-path="Pictures/100002010000008700000086403548927D48BF38.png" manifest:media-type="image/png"/>
  <manifest:file-entry manifest:full-path="Pictures/100002010000011C000000A371890A13CA5FC774.png" manifest:media-type="image/png"/>
  <manifest:file-entry manifest:full-path="Pictures/1000020100000135000000CD412BBA182F50C12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officeooo:rsid="00d988ee" officeooo:paragraph-rsid="012c3542"/>
    </style:style>
    <style:style style:name="P3" style:family="paragraph" style:parent-style-name="Standard">
      <style:text-properties officeooo:rsid="0040f305" officeooo:paragraph-rsid="012c3542"/>
    </style:style>
    <style:style style:name="P4" style:family="paragraph" style:parent-style-name="Standard">
      <style:text-properties officeooo:paragraph-rsid="012c3542"/>
    </style:style>
    <style:style style:name="P5" style:family="paragraph" style:parent-style-name="Standard">
      <style:text-properties officeooo:paragraph-rsid="006b5e5d"/>
    </style:style>
    <style:style style:name="P6" style:family="paragraph" style:parent-style-name="Standard">
      <style:text-properties officeooo:rsid="012c3542" officeooo:paragraph-rsid="012c3542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128b6cc"/>
    </style:style>
    <style:style style:name="P9" style:family="paragraph" style:parent-style-name="Text_20_body">
      <style:text-properties officeooo:rsid="0128b6cc" officeooo:paragraph-rsid="012c3542"/>
    </style:style>
    <style:style style:name="P10" style:family="paragraph" style:parent-style-name="Text_20_body">
      <style:text-properties officeooo:rsid="00d91519" officeooo:paragraph-rsid="012c3542"/>
    </style:style>
    <style:style style:name="P11" style:family="paragraph" style:parent-style-name="Text_20_body">
      <style:text-properties officeooo:rsid="00d8f611" officeooo:paragraph-rsid="012c3542"/>
    </style:style>
    <style:style style:name="P12" style:family="paragraph" style:parent-style-name="Text_20_body">
      <style:text-properties officeooo:paragraph-rsid="012c3542"/>
    </style:style>
    <style:style style:name="P13" style:family="paragraph" style:parent-style-name="Text_20_body">
      <style:text-properties officeooo:rsid="00d988ee" officeooo:paragraph-rsid="012c3542"/>
    </style:style>
    <style:style style:name="P14" style:family="paragraph" style:parent-style-name="Text_20_body">
      <style:text-properties officeooo:rsid="00da06ab" officeooo:paragraph-rsid="012c3542"/>
    </style:style>
    <style:style style:name="P15" style:family="paragraph" style:parent-style-name="Text_20_body">
      <style:text-properties officeooo:rsid="0040f305" officeooo:paragraph-rsid="012c3542"/>
    </style:style>
    <style:style style:name="P16" style:family="paragraph" style:parent-style-name="Text_20_body">
      <style:text-properties officeooo:rsid="0359e28e" officeooo:paragraph-rsid="012c3542"/>
    </style:style>
    <style:style style:name="P17" style:family="paragraph" style:parent-style-name="Text_20_body">
      <style:text-properties officeooo:rsid="035a4bef" officeooo:paragraph-rsid="012c3542"/>
    </style:style>
    <style:style style:name="P18" style:family="paragraph" style:parent-style-name="Text_20_body">
      <style:text-properties officeooo:rsid="00419d31" officeooo:paragraph-rsid="012c3542"/>
    </style:style>
    <style:style style:name="P19" style:family="paragraph" style:parent-style-name="Text_20_body">
      <style:text-properties style:font-name="Albany" fo:font-size="14.1000003814697pt" fo:font-weight="bold" officeooo:rsid="035a823c" officeooo:paragraph-rsid="012c3542" style:font-name-asian="Microsoft YaHei" style:font-size-asian="14.1000003814697pt" style:font-weight-asian="bold" style:font-name-complex="Mangal" style:font-size-complex="14.1000003814697pt" style:font-weight-complex="bold"/>
    </style:style>
    <style:style style:name="P20" style:family="paragraph" style:parent-style-name="Text_20_body">
      <style:text-properties officeooo:rsid="00e342bc" officeooo:paragraph-rsid="012c3542"/>
    </style:style>
    <style:style style:name="P21" style:family="paragraph" style:parent-style-name="Heading_20_4">
      <style:text-properties officeooo:paragraph-rsid="012c3542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7" style:family="paragraph" style:parent-style-name="Horizontal_20_Line">
      <style:text-properties officeooo:rsid="0040f305" officeooo:paragraph-rsid="012c3542"/>
    </style:style>
    <style:style style:name="P28" style:family="paragraph" style:parent-style-name="Horizontal_20_Line">
      <style:text-properties officeooo:paragraph-rsid="012c3542"/>
    </style:style>
    <style:style style:name="P2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680f8" officeooo:paragraph-rsid="012c3542" style:font-name-asian="Microsoft YaHei" style:font-size-asian="18.2000007629395pt" style:font-weight-asian="bold" style:font-name-complex="Mangal" style:font-size-complex="18.2000007629395pt" style:font-weight-complex="bold"/>
    </style:style>
    <style:style style:name="P35" style:family="paragraph" style:parent-style-name="Heading_20_1">
      <style:paragraph-properties fo:margin-top="0cm" fo:margin-bottom="0cm" loext:contextual-spacing="false"/>
      <style:text-properties officeooo:paragraph-rsid="012c3542"/>
    </style:style>
    <style:style style:name="P36" style:family="paragraph" style:parent-style-name="Heading_20_1">
      <style:paragraph-properties fo:margin-top="0cm" fo:margin-bottom="0cm" loext:contextual-spacing="false"/>
      <style:text-properties officeooo:rsid="0048ba39" officeooo:paragraph-rsid="012ef785"/>
    </style:style>
    <style:style style:name="P37" style:family="paragraph" style:parent-style-name="Heading_20_2">
      <style:text-properties officeooo:paragraph-rsid="012c3542"/>
    </style:style>
    <style:style style:name="P38" style:family="paragraph" style:parent-style-name="Heading_20_2">
      <style:text-properties officeooo:paragraph-rsid="012ef785"/>
    </style:style>
    <style:style style:name="P39" style:family="paragraph" style:parent-style-name="Heading_20_3">
      <style:text-properties officeooo:paragraph-rsid="012c3542"/>
    </style:style>
    <style:style style:name="P40" style:family="paragraph" style:parent-style-name="Heading_20_5">
      <style:text-properties officeooo:paragraph-rsid="012c3542"/>
    </style:style>
    <style:style style:name="P41" style:family="paragraph" style:parent-style-name="Standard">
      <style:text-properties fo:color="#000000" style:font-name="LiberationSerif" fo:font-size="12pt" fo:font-style="normal" fo:font-weight="normal" officeooo:rsid="0050dc32" officeooo:paragraph-rsid="012ef785" style:font-size-asian="12pt" style:font-style-asian="normal" style:font-weight-asian="normal"/>
    </style:style>
    <style:style style:name="P42" style:family="paragraph" style:parent-style-name="Standard">
      <style:text-properties fo:color="#000000" style:font-name="LiberationSerif" fo:font-size="12pt" fo:font-style="normal" fo:font-weight="normal" officeooo:paragraph-rsid="012ef785" style:font-size-asian="12pt" style:font-style-asian="normal" style:font-weight-asian="normal"/>
    </style:style>
    <style:style style:name="P43" style:family="paragraph" style:parent-style-name="Standard">
      <style:text-properties officeooo:paragraph-rsid="012ef785"/>
    </style:style>
    <style:style style:name="P44" style:family="paragraph" style:parent-style-name="Text_20_body">
      <style:text-properties officeooo:rsid="004f7dc2" officeooo:paragraph-rsid="012ef785"/>
    </style:style>
    <style:style style:name="P45" style:family="paragraph" style:parent-style-name="Text_20_body">
      <style:text-properties officeooo:rsid="0050dc32" officeooo:paragraph-rsid="012ef78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a2a9a" style:font-size-asian="10pt" style:font-size-complex="10pt"/>
    </style:style>
    <style:style style:name="T3" style:family="text">
      <style:text-properties fo:font-size="10pt" officeooo:rsid="012c2326" style:font-size-asian="10pt" style:font-size-complex="10pt"/>
    </style:style>
    <style:style style:name="T4" style:family="text">
      <style:text-properties fo:font-size="10pt" officeooo:rsid="012da9c5" style:font-size-asian="10pt" style:font-size-complex="10pt"/>
    </style:style>
    <style:style style:name="T5" style:family="text">
      <style:text-properties fo:font-size="10pt" officeooo:rsid="012708c7" style:font-size-asian="10pt" style:font-size-complex="10pt"/>
    </style:style>
    <style:style style:name="T6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d98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officeooo:rsid="012c3542"/>
    </style:style>
    <style:style style:name="T13" style:family="text">
      <style:text-properties officeooo:rsid="00d91519"/>
    </style:style>
    <style:style style:name="T14" style:family="text">
      <style:text-properties officeooo:rsid="0359962f"/>
    </style:style>
    <style:style style:name="T15" style:family="text">
      <style:text-properties officeooo:rsid="00423554"/>
    </style:style>
    <style:style style:name="T16" style:family="text">
      <style:text-properties officeooo:rsid="035a4bef"/>
    </style:style>
    <style:style style:name="T17" style:family="text">
      <style:text-properties officeooo:rsid="00de577c"/>
    </style:style>
    <style:style style:name="T18" style:family="text">
      <style:text-properties officeooo:rsid="0040f305"/>
    </style:style>
    <style:style style:name="T19" style:family="text">
      <style:text-properties officeooo:rsid="00e3e774"/>
    </style:style>
    <style:style style:name="T20" style:family="text">
      <style:text-properties officeooo:rsid="0050dc32"/>
    </style:style>
    <style:style style:name="T21" style:family="text">
      <style:text-properties officeooo:rsid="004d36c0"/>
    </style:style>
    <style:style style:name="T22" style:family="text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T23" style:family="text">
      <style:text-properties fo:color="#000000" style:font-name="LiberationSerif" fo:font-size="12pt" fo:font-style="normal" fo:font-weight="normal" officeooo:rsid="0050dc32" style:font-size-asian="12pt" style:font-style-asian="normal" style:font-weight-asian="normal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12.15 Editors - Properties Editor - Object Data Properties Tab - Force Field Objec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12.15 Editors - Properties Editor - Object Data Properties Tab - Force Field Object</text:p>
          </text:index-title>
          <text:p text:style-name="P22"><text:a xlink:type="simple" xlink:href="#__RefHeading___Toc1762_754550283" text:style-name="Index_20_Link" text:visited-style-name="Index_20_Link">Force field of type Curve Guide<text:tab/>2</text:a></text:p>
          <text:p text:style-name="P22"><text:a xlink:type="simple" xlink:href="#__RefHeading___Toc369_3122853221" text:style-name="Index_20_Link" text:visited-style-name="Index_20_Link">Empty panel<text:tab/>2</text:a></text:p>
          <text:p text:style-name="P23"><text:a xlink:type="simple" xlink:href="#__RefHeading___Toc3858_3722040677" text:style-name="Index_20_Link" text:visited-style-name="Index_20_Link">Display As<text:tab/>2</text:a></text:p>
          <text:p text:style-name="P24"><text:a xlink:type="simple" xlink:href="#__RefHeading___Toc3866_3722040677" text:style-name="Index_20_Link" text:visited-style-name="Index_20_Link">Size<text:tab/>2</text:a></text:p>
          <text:p text:style-name="P24"><text:a xlink:type="simple" xlink:href="#__RefHeading___Toc3868_3722040677" text:style-name="Index_20_Link" text:visited-style-name="Index_20_Link">Image<text:tab/>2</text:a></text:p>
          <text:p text:style-name="P25"><text:a xlink:type="simple" xlink:href="#__RefHeading___Toc3870_3722040677" text:style-name="Index_20_Link" text:visited-style-name="Index_20_Link">Offset X, Y<text:tab/>3</text:a></text:p>
          <text:p text:style-name="P25"><text:a xlink:type="simple" xlink:href="#__RefHeading___Toc3872_3722040677" text:style-name="Index_20_Link" text:visited-style-name="Index_20_Link">Depth<text:tab/>3</text:a></text:p>
          <text:p text:style-name="P26"><text:a xlink:type="simple" xlink:href="#__RefHeading___Toc3874_3722040677" text:style-name="Index_20_Link" text:visited-style-name="Index_20_Link">Default<text:tab/>3</text:a></text:p>
          <text:p text:style-name="P26"><text:a xlink:type="simple" xlink:href="#__RefHeading___Toc3876_3722040677" text:style-name="Index_20_Link" text:visited-style-name="Index_20_Link">Front<text:tab/>3</text:a></text:p>
          <text:p text:style-name="P26"><text:a xlink:type="simple" xlink:href="#__RefHeading___Toc3878_3722040677" text:style-name="Index_20_Link" text:visited-style-name="Index_20_Link">Back<text:tab/>3</text:a></text:p>
          <text:p text:style-name="P25"><text:a xlink:type="simple" xlink:href="#__RefHeading___Toc3880_3722040677" text:style-name="Index_20_Link" text:visited-style-name="Index_20_Link">Side<text:tab/>3</text:a></text:p>
          <text:p text:style-name="P26"><text:a xlink:type="simple" xlink:href="#__RefHeading___Toc3882_3722040677" text:style-name="Index_20_Link" text:visited-style-name="Index_20_Link">Both<text:tab/>3</text:a></text:p>
          <text:p text:style-name="P26"><text:a xlink:type="simple" xlink:href="#__RefHeading___Toc3884_3722040677" text:style-name="Index_20_Link" text:visited-style-name="Index_20_Link">Front<text:tab/>3</text:a></text:p>
          <text:p text:style-name="P26"><text:a xlink:type="simple" xlink:href="#__RefHeading___Toc3886_3722040677" text:style-name="Index_20_Link" text:visited-style-name="Index_20_Link">Back<text:tab/>3</text:a></text:p>
          <text:p text:style-name="P25"><text:a xlink:type="simple" xlink:href="#__RefHeading___Toc3888_3722040677" text:style-name="Index_20_Link" text:visited-style-name="Index_20_Link">Show in<text:tab/>3</text:a></text:p>
          <text:p text:style-name="P26"><text:a xlink:type="simple" xlink:href="#__RefHeading___Toc3890_3722040677" text:style-name="Index_20_Link" text:visited-style-name="Index_20_Link">Orthographic<text:tab/>3</text:a></text:p>
          <text:p text:style-name="P26"><text:a xlink:type="simple" xlink:href="#__RefHeading___Toc3892_3722040677" text:style-name="Index_20_Link" text:visited-style-name="Index_20_Link">Perspective<text:tab/>3</text:a></text:p>
          <text:p text:style-name="P26"><text:a xlink:type="simple" xlink:href="#__RefHeading___Toc3894_3722040677" text:style-name="Index_20_Link" text:visited-style-name="Index_20_Link">Only Axis Aligned<text:tab/>3</text:a></text:p>
          <text:p text:style-name="P25"><text:a xlink:type="simple" xlink:href="#__RefHeading___Toc3896_3722040677" text:style-name="Index_20_Link" text:visited-style-name="Index_20_Link">Transparency<text:tab/>3</text:a></text:p>
          <text:p text:style-name="P26"><text:a xlink:type="simple" xlink:href="#__RefHeading___Toc3898_3722040677" text:style-name="Index_20_Link" text:visited-style-name="Index_20_Link">Opacity<text:tab/>3</text:a></text:p>
          <text:p text:style-name="P22"><text:a xlink:type="simple" xlink:href="#__RefHeading___Toc3860_3722040677" text:style-name="Index_20_Link" text:visited-style-name="Index_20_Link">Image panel<text:tab/>3</text:a></text:p>
          <text:p text:style-name="P23"><text:a xlink:type="simple" xlink:href="#__RefHeading___Toc3862_3722040677" text:style-name="Index_20_Link" text:visited-style-name="Index_20_Link">Image property<text:tab/>4</text:a></text:p>
          <text:p text:style-name="P24"><text:a xlink:type="simple" xlink:href="#__RefHeading___Toc3900_3722040677" text:style-name="Index_20_Link" text:visited-style-name="Index_20_Link">Image Browser<text:tab/>4</text:a></text:p>
          <text:p text:style-name="P24"><text:a xlink:type="simple" xlink:href="#__RefHeading___Toc3902_3722040677" text:style-name="Index_20_Link" text:visited-style-name="Index_20_Link">Open<text:tab/>4</text:a></text:p>
          <text:p text:style-name="P24"><text:a xlink:type="simple" xlink:href="#__RefHeading___Toc3904_3722040677" text:style-name="Index_20_Link" text:visited-style-name="Index_20_Link">Name<text:tab/>4</text:a></text:p>
          <text:p text:style-name="P24"><text:a xlink:type="simple" xlink:href="#__RefHeading___Toc3906_3722040677" text:style-name="Index_20_Link" text:visited-style-name="Index_20_Link">Fake User<text:tab/>4</text:a></text:p>
          <text:p text:style-name="P24"><text:a xlink:type="simple" xlink:href="#__RefHeading___Toc3908_3722040677" text:style-name="Index_20_Link" text:visited-style-name="Index_20_Link">Open Image<text:tab/>4</text:a></text:p>
          <text:p text:style-name="P23"><text:a xlink:type="simple" xlink:href="#__RefHeading___Toc3864_3722040677" text:style-name="Index_20_Link" text:visited-style-name="Index_20_Link">Source<text:tab/>4</text:a></text:p>
          <text:p text:style-name="P24"><text:a xlink:type="simple" xlink:href="#__RefHeading___Toc3910_3722040677" text:style-name="Index_20_Link" text:visited-style-name="Index_20_Link">Source Type Single Image<text:tab/>4</text:a></text:p>
          <text:p text:style-name="P25"><text:a xlink:type="simple" xlink:href="#__RefHeading___Toc64491_23892641771" text:style-name="Index_20_Link" text:visited-style-name="Index_20_Link">Path edit box<text:tab/>4</text:a></text:p>
          <text:p text:style-name="P26"><text:a xlink:type="simple" xlink:href="#__RefHeading___Toc64493_23892641771" text:style-name="Index_20_Link" text:visited-style-name="Index_20_Link">Pack<text:tab/>4</text:a></text:p>
          <text:p text:style-name="P26"><text:a xlink:type="simple" xlink:href="#__RefHeading___Toc64495_23892641771" text:style-name="Index_20_Link" text:visited-style-name="Index_20_Link">Path edit box<text:tab/>4</text:a></text:p>
          <text:p text:style-name="P26"><text:a xlink:type="simple" xlink:href="#__RefHeading___Toc64497_23892641771" text:style-name="Index_20_Link" text:visited-style-name="Index_20_Link">Open<text:tab/>4</text:a></text:p>
          <text:p text:style-name="P26"><text:a xlink:type="simple" xlink:href="#__RefHeading___Toc64499_23892641771" text:style-name="Index_20_Link" text:visited-style-name="Index_20_Link">Refresh<text:tab/>5</text:a></text:p>
          <text:p text:style-name="P25"><text:a xlink:type="simple" xlink:href="#__RefHeading___Toc64503_23892641771" text:style-name="Index_20_Link" text:visited-style-name="Index_20_Link">Color Space<text:tab/>5</text:a></text:p>
          <text:p text:style-name="P24"><text:a xlink:type="simple" xlink:href="#__RefHeading___Toc502_3540663553" text:style-name="Index_20_Link" text:visited-style-name="Index_20_Link">Source Type Movie + Image Sequence<text:tab/>5</text:a></text:p>
          <text:p text:style-name="P25"><text:a xlink:type="simple" xlink:href="#__RefHeading___Toc64449_2389264177" text:style-name="Index_20_Link" text:visited-style-name="Index_20_Link">Path edit box<text:tab/>5</text:a></text:p>
          <text:p text:style-name="P26"><text:a xlink:type="simple" xlink:href="#__RefHeading___Toc64451_2389264177" text:style-name="Index_20_Link" text:visited-style-name="Index_20_Link">Pack<text:tab/>5</text:a></text:p>
          <text:p text:style-name="P26"><text:a xlink:type="simple" xlink:href="#__RefHeading___Toc64453_2389264177" text:style-name="Index_20_Link" text:visited-style-name="Index_20_Link">Path edit box<text:tab/>5</text:a></text:p>
          <text:p text:style-name="P26"><text:a xlink:type="simple" xlink:href="#__RefHeading___Toc64455_2389264177" text:style-name="Index_20_Link" text:visited-style-name="Index_20_Link">Open<text:tab/>5</text:a></text:p>
          <text:p text:style-name="P26"><text:a xlink:type="simple" xlink:href="#__RefHeading___Toc64457_2389264177" text:style-name="Index_20_Link" text:visited-style-name="Index_20_Link">Refresh<text:tab/>5</text:a></text:p>
          <text:p text:style-name="P25"><text:a xlink:type="simple" xlink:href="#__RefHeading___Toc504_3540663553" text:style-name="Index_20_Link" text:visited-style-name="Index_20_Link">Info string<text:tab/>5</text:a></text:p>
          <text:p text:style-name="P25"><text:a xlink:type="simple" xlink:href="#__RefHeading___Toc9381_3540663553" text:style-name="Index_20_Link" text:visited-style-name="Index_20_Link">Frames<text:tab/>5</text:a></text:p>
          <text:p text:style-name="P25"><text:a xlink:type="simple" xlink:href="#__RefHeading___Toc9385_3540663553" text:style-name="Index_20_Link" text:visited-style-name="Index_20_Link">Start<text:tab/>6</text:a></text:p>
          <text:p text:style-name="P25"><text:a xlink:type="simple" xlink:href="#__RefHeading___Toc9387_3540663553" text:style-name="Index_20_Link" text:visited-style-name="Index_20_Link">Offset<text:tab/>6</text:a></text:p>
          <text:p text:style-name="P25"><text:a xlink:type="simple" xlink:href="#__RefHeading___Toc9389_3540663553" text:style-name="Index_20_Link" text:visited-style-name="Index_20_Link">Cyclic<text:tab/>6</text:a></text:p>
          <text:p text:style-name="P25"><text:a xlink:type="simple" xlink:href="#__RefHeading___Toc9391_3540663553" text:style-name="Index_20_Link" text:visited-style-name="Index_20_Link">Auto Refresh<text:tab/>6</text:a></text:p>
          <text:p text:style-name="P25"><text:a xlink:type="simple" xlink:href="#__RefHeading___Toc64461_2389264177" text:style-name="Index_20_Link" text:visited-style-name="Index_20_Link">Color Space<text:tab/>6</text:a></text:p>
          <text:p text:style-name="P24"><text:a xlink:type="simple" xlink:href="#__RefHeading___Toc1661_2960915280" text:style-name="Index_20_Link" text:visited-style-name="Index_20_Link">Source Type Generated<text:tab/>6</text:a></text:p>
          <text:p text:style-name="P25"><text:soft-page-break/><text:a xlink:type="simple" xlink:href="#__RefHeading___Toc496_3540663553" text:style-name="Index_20_Link" text:visited-style-name="Index_20_Link">X / Y<text:tab/>6</text:a></text:p>
          <text:p text:style-name="P25"><text:a xlink:type="simple" xlink:href="#__RefHeading___Toc64437_2389264177" text:style-name="Index_20_Link" text:visited-style-name="Index_20_Link">Float Buffer<text:tab/>6</text:a></text:p>
          <text:p text:style-name="P26"><text:a xlink:type="simple" xlink:href="#__RefHeading___Toc64439_2389264177" text:style-name="Index_20_Link" text:visited-style-name="Index_20_Link">Generated Type Blank<text:tab/>6</text:a></text:p>
          <text:p text:style-name="P26"><text:a xlink:type="simple" xlink:href="#__RefHeading___Toc64441_2389264177" text:style-name="Index_20_Link" text:visited-style-name="Index_20_Link">Color<text:tab/>6</text:a></text:p>
          <text:p text:style-name="P26"><text:a xlink:type="simple" xlink:href="#__RefHeading___Toc64443_2389264177" text:style-name="Index_20_Link" text:visited-style-name="Index_20_Link">Generated Type UV Grid<text:tab/>7</text:a></text:p>
          <text:p text:style-name="P26"><text:a xlink:type="simple" xlink:href="#__RefHeading___Toc64445_2389264177" text:style-name="Index_20_Link" text:visited-style-name="Index_20_Link">Generated Type Color Grid<text:tab/>7</text:a></text:p>
          <text:p text:style-name="P25"><text:a xlink:type="simple" xlink:href="#__RefHeading___Toc498_3540663553" text:style-name="Index_20_Link" text:visited-style-name="Index_20_Link">Color Space<text:tab/>7</text:a></text:p>
          <text:p text:style-name="P24"><text:a xlink:type="simple" xlink:href="#__RefHeading___Toc3912_3722040677" text:style-name="Index_20_Link" text:visited-style-name="Index_20_Link">Source Type Udim<text:tab/>7</text:a></text:p>
          <text:p text:style-name="P22"><text:a xlink:type="simple" xlink:href="#__RefHeading___Toc4992_1210455647" text:style-name="Index_20_Link" text:visited-style-name="Index_20_Link">Custom Properties Panel<text:tab/>7</text:a></text:p>
          <text:p text:style-name="P23"><text:a xlink:type="simple" xlink:href="#__RefHeading___Toc4994_1210455647" text:style-name="Index_20_Link" text:visited-style-name="Index_20_Link">Add<text:tab/>7</text:a></text:p>
          <text:p text:style-name="P23"><text:a xlink:type="simple" xlink:href="#__RefHeading___Toc4996_1210455647" text:style-name="Index_20_Link" text:visited-style-name="Index_20_Link">Edit<text:tab/>7</text:a></text:p>
          <text:p text:style-name="P23"><text:a xlink:type="simple" xlink:href="#__RefHeading___Toc4998_1210455647" text:style-name="Index_20_Link" text:visited-style-name="Index_20_Link">Remove<text:tab/>8</text:a></text:p>
        </text:index-body>
      </text:table-of-content>
      <text:p text:style-name="P5"/>
      <text:p text:style-name="P5"/>
      <table:table table:name="Tabelle3" table:style-name="Tabelle3">
        <table:table-column table:style-name="Tabelle3.A"/>
        <table:table-row table:style-name="TableLine2131782616448">
          <table:table-cell table:style-name="Tabelle3.A1" office:value-type="string">
            <text:h text:style-name="P34" text:outline-level="1"><text:bookmark-start text:name="__RefHeading___Toc1762_754550283"/>F<text:span text:style-name="T12">orce field of type Curve Guide</text:span><text:bookmark-end text:name="__RefHeading___Toc1762_754550283"/></text:h>
          </table:table-cell>
        </table:table-row>
      </table:table>
      <text:p text:style-name="P4"/>
      <text:p text:style-name="P6">The curve guide is a curve style object. And so it has the same settings and panels than a curve object.</text:p>
      <text:p text:style-name="P6"/>
      <text:p text:style-name="P6">To keep the redundancies in the manual at a minimum, please have a look at the chapter for the object data properties for a curve object.</text:p>
      <text:p text:style-name="P6"/>
      <text:p text:style-name="P6">25.12.2 Editors - Properties Editor - Object Data Tab - Curve Object</text:p>
      <text:p text:style-name="P4"/>
      <text:p text:style-name="P4"/>
      <table:table table:name="Tabelle2" table:style-name="Tabelle2">
        <table:table-column table:style-name="Tabelle2.A"/>
        <table:table-row table:style-name="TableLine2131782611328">
          <table:table-cell table:style-name="Tabelle2.A1" office:value-type="string">
            <text:h text:style-name="P34" text:outline-level="1"><text:bookmark-start text:name="__RefHeading___Toc369_3122853221"/>E<text:span text:style-name="T12">mpty panel</text:span><text:bookmark-end text:name="__RefHeading___Toc369_3122853221"/></text:h>
          </table:table-cell>
        </table:table-row>
      </table:table>
      <text:p text:style-name="P8"/>
      <text:p text:style-name="P9"><draw:frame draw:style-name="fr3" draw:name="Bild16" text:anchor-type="paragraph" svg:x="13.208cm" svg:y="-0.058cm" svg:width="5.151cm" svg:height="1.49cm" draw:z-index="0"><draw:image xlink:href="Pictures/100002010000013000000058F837565972BFEEB0.png" xlink:type="simple" xlink:show="embed" xlink:actuate="onLoad" loext:mime-type="image/png"/></draw:frame>M<text:span text:style-name="T12">ost of the force field types are displayed as an empty. And so you will see the same empty display settings as for a regular empty.</text:span></text:p>
      <text:p text:style-name="P11">Empties are objects without additional geometry. They do not render. A use case is that you use empties as handlers for a rigged character.</text:p>
      <text:h text:style-name="P37" text:outline-level="2"><text:bookmark-start text:name="__RefHeading___Toc3858_3722040677"/>Display As<text:bookmark-end text:name="__RefHeading___Toc3858_3722040677"/></text:h>
      <text:p text:style-name="P11">Empties have graphical elements to display the location. In this drop down list you can choose the shape of this graphical element.</text:p>
      <text:p text:style-name="P10">Further display settings can be found in the Object Properties tab in the Viewport Display panel.</text:p>
      <text:h text:style-name="P39" text:outline-level="3"><text:bookmark-start text:name="__RefHeading___Toc3866_3722040677"/>Size<text:bookmark-end text:name="__RefHeading___Toc3866_3722040677"/></text:h>
      <text:p text:style-name="P10">The size of the graphical element.</text:p>
      <text:h text:style-name="P39" text:outline-level="3"><text:bookmark-start text:name="__RefHeading___Toc3868_3722040677"/>Image<text:bookmark-end text:name="__RefHeading___Toc3868_3722040677"/></text:h>
      <text:p text:style-name="P12"><draw:frame draw:style-name="fr1" draw:name="Bild1" text:anchor-type="paragraph" svg:y="-0.058cm" svg:width="5.151cm" svg:height="4.84cm" draw:z-index="1"><draw:image xlink:href="Pictures/10000201000001300000011EB6E8B4FDC88FCF51.png" xlink:type="simple" xlink:show="embed" xlink:actuate="onLoad" loext:mime-type="image/png"/></draw:frame>Empties can display images. This <text:span text:style-name="T13">images </text:span>can be used to create reference images<text:span text:style-name="T13"> to model along.</text:span> The image is <text:span text:style-name="T13">always </text:span>displayed<text:span text:style-name="T13">, independent</text:span> of the 3D display mode.</text:p>
      <text:h text:style-name="P21" text:outline-level="4"><text:bookmark-start text:name="__RefHeading___Toc3870_3722040677"/><text:soft-page-break/>Offset X, Y<text:bookmark-end text:name="__RefHeading___Toc3870_3722040677"/></text:h>
      <text:p text:style-name="P12">Offset the image origin<text:span text:style-name="T13">. </text:span>1.0 represents the width/height of the image<text:span text:style-name="T13">.</text:span></text:p>
      <text:h text:style-name="P21" text:outline-level="4"><text:bookmark-start text:name="__RefHeading___Toc3872_3722040677"/>Depth<text:bookmark-end text:name="__RefHeading___Toc3872_3722040677"/></text:h>
      <text:h text:style-name="P40" text:outline-level="5"><text:bookmark-start text:name="__RefHeading___Toc3874_3722040677"/>Default<text:bookmark-end text:name="__RefHeading___Toc3874_3722040677"/></text:h>
      <text:p text:style-name="P12">Use normal depth behavior.</text:p>
      <text:h text:style-name="P40" text:outline-level="5"><text:bookmark-start text:name="__RefHeading___Toc3876_3722040677"/>Front<text:bookmark-end text:name="__RefHeading___Toc3876_3722040677"/></text:h>
      <text:p text:style-name="P12">Always display on top of other objects.</text:p>
      <text:h text:style-name="P40" text:outline-level="5"><text:bookmark-start text:name="__RefHeading___Toc3878_3722040677"/>Back<text:bookmark-end text:name="__RefHeading___Toc3878_3722040677"/></text:h>
      <text:p text:style-name="P12">Always display behind of other objects.</text:p>
      <text:h text:style-name="P21" text:outline-level="4"><text:bookmark-start text:name="__RefHeading___Toc3880_3722040677"/>Side<text:bookmark-end text:name="__RefHeading___Toc3880_3722040677"/></text:h>
      <text:h text:style-name="P40" text:outline-level="5"><text:bookmark-start text:name="__RefHeading___Toc3882_3722040677"/>Both<text:bookmark-end text:name="__RefHeading___Toc3882_3722040677"/></text:h>
      <text:p text:style-name="P12">Display both the front and back of the empty.</text:p>
      <text:h text:style-name="P40" text:outline-level="5"><text:bookmark-start text:name="__RefHeading___Toc3884_3722040677"/>Front<text:bookmark-end text:name="__RefHeading___Toc3884_3722040677"/></text:h>
      <text:p text:style-name="P12">Only display the front of the image.</text:p>
      <text:h text:style-name="P40" text:outline-level="5"><text:bookmark-start text:name="__RefHeading___Toc3886_3722040677"/>Back<text:bookmark-end text:name="__RefHeading___Toc3886_3722040677"/></text:h>
      <text:p text:style-name="P12">Only display the back of the image.</text:p>
      <text:h text:style-name="P21" text:outline-level="4"><text:bookmark-start text:name="__RefHeading___Toc3888_3722040677"/>Show in <text:bookmark-end text:name="__RefHeading___Toc3888_3722040677"/></text:h>
      <text:h text:style-name="P40" text:outline-level="5"><text:bookmark-start text:name="__RefHeading___Toc3890_3722040677"/>Orthographic<text:bookmark-end text:name="__RefHeading___Toc3890_3722040677"/></text:h>
      <text:p text:style-name="P12">Show in orthographic view.</text:p>
      <text:h text:style-name="P40" text:outline-level="5"><text:bookmark-start text:name="__RefHeading___Toc3892_3722040677"/>Perspective<text:bookmark-end text:name="__RefHeading___Toc3892_3722040677"/></text:h>
      <text:p text:style-name="P12">Show in perspective view.</text:p>
      <text:h text:style-name="P40" text:outline-level="5"><text:bookmark-start text:name="__RefHeading___Toc3894_3722040677"/>Only Axis Aligned<text:bookmark-end text:name="__RefHeading___Toc3894_3722040677"/></text:h>
      <text:p text:style-name="P12">Only displays the image contents when the view is aligned with the object’s local axis.</text:p>
      <text:h text:style-name="P21" text:outline-level="4"><text:bookmark-start text:name="__RefHeading___Toc3896_3722040677"/>Transparency<text:bookmark-end text:name="__RefHeading___Toc3896_3722040677"/></text:h>
      <text:p text:style-name="P12">Use alpha blending instead of alpha-test<text:span text:style-name="T13">. The image then </text:span>blends with the background but can have depth sorting artifacts<text:span text:style-name="T13">.</text:span></text:p>
      <text:h text:style-name="P40" text:outline-level="5"><text:bookmark-start text:name="__RefHeading___Toc3898_3722040677"/>Opacity<text:bookmark-end text:name="__RefHeading___Toc3898_3722040677"/></text:h>
      <text:p text:style-name="P10">The opacity.</text:p>
      <text:p text:style-name="P10"/>
      <table:table table:name="Tabelle1" table:style-name="Tabelle1">
        <table:table-column table:style-name="Tabelle1.A"/>
        <table:table-row table:style-name="TableLine2131782612352">
          <table:table-cell table:style-name="Tabelle1.A1" office:value-type="string">
            <text:h text:style-name="P35" text:outline-level="1"><text:bookmark-start text:name="__RefHeading___Toc3860_3722040677"/><text:span text:style-name="T6">I</text:span><text:span text:style-name="T7">mage</text:span><text:span text:style-name="T6"> panel</text:span><text:bookmark-end text:name="__RefHeading___Toc3860_3722040677"/></text:h>
          </table:table-cell>
        </table:table-row>
      </table:table>
      <text:p text:style-name="P4"/>
      <text:p text:style-name="P2"><draw:frame draw:style-name="fr1" draw:name="Bild2" text:anchor-type="paragraph" svg:y="0.388cm" svg:width="5.151cm" svg:height="2.66cm" draw:z-index="2"><draw:image xlink:href="Pictures/10000201000001300000009DBDC15B8AAA5D109B.png" xlink:type="simple" xlink:show="embed" xlink:actuate="onLoad" loext:mime-type="image/png"/></draw:frame><text:soft-page-break/>When you choose an empty of type Image then this panel with further settings appears.</text:p>
      <text:p text:style-name="P2"/>
      <text:p text:style-name="P2"/>
      <text:h text:style-name="P37" text:outline-level="2"><text:bookmark-start text:name="__RefHeading___Toc3862_3722040677"/>Image property<text:bookmark-end text:name="__RefHeading___Toc3862_3722040677"/></text:h>
      <text:h text:style-name="P39" text:outline-level="3"><draw:frame draw:style-name="fr1" draw:name="Bild3" text:anchor-type="paragraph" svg:y="0.388cm" svg:width="4.431cm" svg:height="1.101cm" draw:z-index="3"><draw:image xlink:href="Pictures/10000201000001060000004158077AE3D49154C2.png" xlink:type="simple" xlink:show="embed" xlink:actuate="onLoad" loext:mime-type="image/png"/></draw:frame><text:bookmark-start text:name="__RefHeading___Toc3900_3722040677"/>Image Browser<text:bookmark-end text:name="__RefHeading___Toc3900_3722040677"/></text:h>
      <text:p text:style-name="P13">A list of available images in the scene.</text:p>
      <text:h text:style-name="P39" text:outline-level="3"><text:bookmark-start text:name="__RefHeading___Toc3902_3722040677"/>Open<text:bookmark-end text:name="__RefHeading___Toc3902_3722040677"/></text:h>
      <text:p text:style-name="P13"><draw:frame draw:style-name="fr1" draw:name="Bild5" text:anchor-type="paragraph" svg:y="-0.048cm" svg:width="5.129cm" svg:height="1.199cm" draw:z-index="5"><draw:image xlink:href="Pictures/100002010000012F00000047A14EFD593F26DC01.png" xlink:type="simple" xlink:show="embed" xlink:actuate="onLoad" loext:mime-type="image/png"/></draw:frame>When no image is loaded the open button is displayed. Open an image opens the file browser to load an image.</text:p>
      <text:h text:style-name="P39" text:outline-level="3"><text:bookmark-start text:name="__RefHeading___Toc3904_3722040677"/>Name<text:bookmark-end text:name="__RefHeading___Toc3904_3722040677"/></text:h>
      <text:p text:style-name="P14"><draw:frame draw:style-name="fr1" draw:name="Bild6" text:anchor-type="paragraph" svg:y="-0.048cm" svg:width="5.151cm" svg:height="0.681cm" draw:z-index="6"><draw:image xlink:href="Pictures/100002010000013000000028805B9BDAE5135B89.png" xlink:type="simple" xlink:show="embed" xlink:actuate="onLoad" loext:mime-type="image/png"/></draw:frame>The name of the currently active image.</text:p>
      <text:h text:style-name="P39" text:outline-level="3"><text:bookmark-start text:name="__RefHeading___Toc3906_3722040677"/>Fake User<text:bookmark-end text:name="__RefHeading___Toc3906_3722040677"/></text:h>
      <text:p text:style-name="P14">Keep this image in the scene even if it has no user.</text:p>
      <text:h text:style-name="P39" text:outline-level="3"><text:bookmark-start text:name="__RefHeading___Toc3908_3722040677"/>Open Image<text:bookmark-end text:name="__RefHeading___Toc3908_3722040677"/></text:h>
      <text:p text:style-name="P13">Open image opens the file browser to load an image.</text:p>
      <text:h text:style-name="P37" text:outline-level="2"><draw:frame draw:style-name="fr1" draw:name="Bild4" text:anchor-type="paragraph" svg:y="0.446cm" svg:width="2.949cm" svg:height="2.491cm" draw:z-index="4"><draw:image xlink:href="Pictures/10000201000000AE000000932FCB44B5A6EC263C.png" xlink:type="simple" xlink:show="embed" xlink:actuate="onLoad" loext:mime-type="image/png"/></draw:frame><text:bookmark-start text:name="__RefHeading___Toc3864_3722040677"/>Source<text:bookmark-end text:name="__RefHeading___Toc3864_3722040677"/></text:h>
      <text:p text:style-name="P14">What image type to choose.</text:p>
      <text:p text:style-name="P14"/>
      <text:p text:style-name="P14"/>
      <text:h text:style-name="P39" text:outline-level="3"><draw:frame draw:style-name="fr1" draw:name="Bild7" text:anchor-type="paragraph" svg:y="0.007cm" svg:width="5.151cm" svg:height="1.69cm" draw:z-index="11"><draw:image xlink:href="Pictures/1000020100000130000000642BDC98EE118F581B.png" xlink:type="simple" xlink:show="embed" xlink:actuate="onLoad" loext:mime-type="image/png"/></draw:frame><text:bookmark-start text:name="__RefHeading___Toc3910_3722040677"/><text:span text:style-name="T14">Source Type </text:span><text:span text:style-name="T8">S</text:span><text:span text:style-name="T9">ingle Image</text:span><text:bookmark-end text:name="__RefHeading___Toc3910_3722040677"/></text:h>
      <text:p text:style-name="P12"/>
      <text:h text:style-name="P21" text:outline-level="4"><draw:frame draw:style-name="fr1" draw:name="Bild8" text:anchor-type="paragraph" svg:y="0.448cm" svg:width="3.72cm" svg:height="0.51cm" draw:z-index="12"><draw:image xlink:href="Pictures/10000201000000D30000001D9A96E625E9FF6C9B.png" xlink:type="simple" xlink:show="embed" xlink:actuate="onLoad" loext:mime-type="image/png"/></draw:frame><text:bookmark-start text:name="__RefHeading___Toc64491_23892641771"/>Path edit box<text:bookmark-end text:name="__RefHeading___Toc64491_23892641771"/></text:h>
      <text:h text:style-name="P40" text:outline-level="5"><text:bookmark-start text:name="__RefHeading___Toc64493_23892641771"/>Pack<text:bookmark-end text:name="__RefHeading___Toc64493_23892641771"/></text:h>
      <text:p text:style-name="P15">With this button you can pack the movie<text:span text:style-name="T15"> or the image sequence</text:span> into the blend file. It gets packed when you save the blend file the next time.</text:p>
      <text:h text:style-name="P40" text:outline-level="5"><text:bookmark-start text:name="__RefHeading___Toc64495_23892641771"/>Path edit box<text:bookmark-end text:name="__RefHeading___Toc64495_23892641771"/></text:h>
      <text:p text:style-name="P15">See and edit the path to your movie or<text:span text:style-name="T15"> image sequence files</text:span>.</text:p>
      <text:h text:style-name="P40" text:outline-level="5"><text:bookmark-start text:name="__RefHeading___Toc64497_23892641771"/>Open<text:bookmark-end text:name="__RefHeading___Toc64497_23892641771"/></text:h>
      <text:p text:style-name="P15">Open a new movie <text:span text:style-name="T15">or image sequence files</text:span>. A file dialog will appear.</text:p>
      <text:h text:style-name="P40" text:outline-level="5"><text:bookmark-start text:name="__RefHeading___Toc64499_23892641771"/><text:soft-page-break/>Refresh<text:bookmark-end text:name="__RefHeading___Toc64499_23892641771"/></text:h>
      <text:p text:style-name="P12">Reread the movie or image sequence files.</text:p>
      <text:h text:style-name="P21" text:outline-level="4"><draw:frame draw:style-name="fr1" draw:name="Bild9" text:anchor-type="paragraph" svg:y="0.554cm" svg:width="2.63cm" svg:height="3.761cm" draw:z-index="13"><draw:image xlink:href="Pictures/1000020100000095000000D5B99E1EE49CB28E62.png" xlink:type="simple" xlink:show="embed" xlink:actuate="onLoad" loext:mime-type="image/png"/></draw:frame><text:bookmark-start text:name="__RefHeading___Toc64503_23892641771"/>Color Space<text:bookmark-end text:name="__RefHeading___Toc64503_23892641771"/></text:h>
      <text:p text:style-name="P15">Choose the color space type for the <text:span text:style-name="T15">movie or image sequence files</text:span>.</text:p>
      <text:p text:style-name="P15"/>
      <text:p text:style-name="P15"/>
      <text:p text:style-name="P3"/>
      <text:p text:style-name="P15"/>
      <text:p text:style-name="P28"/>
      <text:h text:style-name="P39" text:outline-level="3"><text:bookmark-start text:name="__RefHeading___Toc502_3540663553"/><text:span text:style-name="T14">Source Type </text:span>Movie<text:span text:style-name="T15"> + Image Sequence</text:span><text:bookmark-end text:name="__RefHeading___Toc502_3540663553"/></text:h>
      <text:p text:style-name="P12"><draw:frame draw:style-name="fr1" draw:name="Bild191" text:anchor-type="paragraph" svg:y="0.131cm" svg:width="5.151cm" svg:height="3.54cm" draw:z-index="7"><draw:image xlink:href="Pictures/1000020100000130000000D14FF0C9170060DFBE.png" xlink:type="simple" xlink:show="embed" xlink:actuate="onLoad" loext:mime-type="image/png"/></draw:frame><draw:frame draw:style-name="fr3" draw:name="Bild10" text:anchor-type="paragraph" svg:x="7.77cm" svg:y="0.161cm" svg:width="5.151cm" svg:height="3.521cm" draw:z-index="10"><draw:image xlink:href="Pictures/1000020100000130000000D0799510CA150C18E4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h text:style-name="P21" text:outline-level="4"><draw:frame draw:style-name="fr3" draw:name="Bild192" text:anchor-type="paragraph" svg:x="15.159cm" svg:y="0.325cm" svg:width="3.56cm" svg:height="0.58cm" draw:z-index="8"><draw:image xlink:href="Pictures/10000201000000CA00000021EEDE1433FA906D5B.png" xlink:type="simple" xlink:show="embed" xlink:actuate="onLoad" loext:mime-type="image/png"/></draw:frame><text:bookmark-start text:name="__RefHeading___Toc64449_2389264177"/>Path edit box<text:bookmark-end text:name="__RefHeading___Toc64449_2389264177"/></text:h>
      <text:h text:style-name="P40" text:outline-level="5"><text:bookmark-start text:name="__RefHeading___Toc64451_2389264177"/>Pack<text:bookmark-end text:name="__RefHeading___Toc64451_2389264177"/></text:h>
      <text:p text:style-name="P15">With this button you can pack the movie<text:span text:style-name="T15"> or the image sequence</text:span> into the blend file. It gets packed when you save the blend file the next time.</text:p>
      <text:h text:style-name="P40" text:outline-level="5"><text:bookmark-start text:name="__RefHeading___Toc64453_2389264177"/>Path edit box<text:bookmark-end text:name="__RefHeading___Toc64453_2389264177"/></text:h>
      <text:p text:style-name="P15">See and edit the path to your movie or<text:span text:style-name="T15"> image sequence files</text:span>.</text:p>
      <text:h text:style-name="P40" text:outline-level="5"><text:bookmark-start text:name="__RefHeading___Toc64455_2389264177"/>Open<text:bookmark-end text:name="__RefHeading___Toc64455_2389264177"/></text:h>
      <text:p text:style-name="P15">Open a new movie <text:span text:style-name="T15">or image sequence files</text:span>. A file dialog will appear.</text:p>
      <text:h text:style-name="P40" text:outline-level="5"><text:bookmark-start text:name="__RefHeading___Toc64457_2389264177"/>Refresh<text:bookmark-end text:name="__RefHeading___Toc64457_2389264177"/></text:h>
      <text:p text:style-name="P15">Reread the movie <text:span text:style-name="T15">or image sequence files</text:span>.</text:p>
      <text:p text:style-name="P28"/>
      <text:h text:style-name="P21" text:outline-level="4"><text:bookmark-start text:name="__RefHeading___Toc504_3540663553"/>Info string<text:bookmark-end text:name="__RefHeading___Toc504_3540663553"/></text:h>
      <text:p text:style-name="P15">Some information about the currently loaded movie. Frames, resolution and color space.</text:p>
      <text:p text:style-name="P28"/>
      <text:h text:style-name="P21" text:outline-level="4"><text:bookmark-start text:name="__RefHeading___Toc9381_3540663553"/>Frames<text:bookmark-end text:name="__RefHeading___Toc9381_3540663553"/></text:h>
      <text:p text:style-name="P16">The number of frames of the movie or image sequence.</text:p>
      <text:h text:style-name="P21" text:outline-level="4"><text:bookmark-start text:name="__RefHeading___Toc9385_3540663553"/><text:soft-page-break/>Start<text:bookmark-end text:name="__RefHeading___Toc9385_3540663553"/></text:h>
      <text:p text:style-name="P16">The start frame of the <text:span text:style-name="T16">movie or image sequence</text:span></text:p>
      <text:h text:style-name="P21" text:outline-level="4"><text:bookmark-start text:name="__RefHeading___Toc9387_3540663553"/>Offset<text:bookmark-end text:name="__RefHeading___Toc9387_3540663553"/></text:h>
      <text:p text:style-name="P17">Offset the number of the frame to use in the animation. -1 means off.</text:p>
      <text:h text:style-name="P21" text:outline-level="4"><text:bookmark-start text:name="__RefHeading___Toc9389_3540663553"/>Cyclic<text:bookmark-end text:name="__RefHeading___Toc9389_3540663553"/></text:h>
      <text:p text:style-name="P18">Cycle the images in the movie.</text:p>
      <text:h text:style-name="P21" text:outline-level="4"><text:bookmark-start text:name="__RefHeading___Toc9391_3540663553"/>Auto Refresh<text:bookmark-end text:name="__RefHeading___Toc9391_3540663553"/></text:h>
      <text:p text:style-name="P18">Always refresh image on frame changes<text:span text:style-name="T16">.</text:span></text:p>
      <text:p text:style-name="P28"/>
      <text:h text:style-name="P21" text:outline-level="4"><draw:frame draw:style-name="fr1" draw:name="Bild193" text:anchor-type="paragraph" svg:y="0.554cm" svg:width="2.521cm" svg:height="3.23cm" draw:z-index="9"><draw:image xlink:href="Pictures/1000020100000095000000BF009EEA91E594854F.png" xlink:type="simple" xlink:show="embed" xlink:actuate="onLoad" loext:mime-type="image/png"/></draw:frame><text:bookmark-start text:name="__RefHeading___Toc64461_2389264177"/>Color Space<text:bookmark-end text:name="__RefHeading___Toc64461_2389264177"/></text:h>
      <text:p text:style-name="P15">Choose the color space type for the <text:span text:style-name="T15">movie or image sequence files</text:span>.</text:p>
      <text:p text:style-name="P15"/>
      <text:p text:style-name="P15"/>
      <text:p text:style-name="P15"/>
      <text:p text:style-name="P12"/>
      <text:h text:style-name="P39" text:outline-level="3"><draw:frame draw:style-name="fr1" draw:name="Bild11" text:anchor-type="paragraph" svg:y="0.554cm" svg:width="5.159cm" svg:height="3.59cm" draw:z-index="18"><draw:image xlink:href="Pictures/1000020100000131000000D4653046B63E9D4A93.png" xlink:type="simple" xlink:show="embed" xlink:actuate="onLoad" loext:mime-type="image/png"/></draw:frame><text:bookmark-start text:name="__RefHeading___Toc1661_2960915280"/>Source Type Generated<text:bookmark-end text:name="__RefHeading___Toc1661_2960915280"/></text:h>
      <text:h text:style-name="P21" text:outline-level="4"><text:bookmark-start text:name="__RefHeading___Toc496_3540663553"/>X / Y<text:bookmark-end text:name="__RefHeading___Toc496_3540663553"/></text:h>
      <text:p text:style-name="P15">The image width and height.</text:p>
      <text:h text:style-name="P21" text:outline-level="4"><text:bookmark-start text:name="__RefHeading___Toc64437_2389264177"/>Float Buffer<text:bookmark-end text:name="__RefHeading___Toc64437_2389264177"/></text:h>
      <text:p text:style-name="P15">Use a floating point buffer. 8 Bit images uses integers. 32 Bit works with floats.</text:p>
      <text:p text:style-name="P28"/>
      <text:h text:style-name="P40" text:outline-level="5"><draw:frame draw:style-name="fr1" draw:name="Bild188" text:anchor-type="paragraph" svg:y="0.233cm" svg:width="2.431cm" svg:height="2.469cm" draw:z-index="14"><draw:image xlink:href="Pictures/100002010000008A0000008C788807D561DD82CE.png" xlink:type="simple" xlink:show="embed" xlink:actuate="onLoad" loext:mime-type="image/png"/></draw:frame><text:bookmark-start text:name="__RefHeading___Toc64439_2389264177"/>Generated Type Blank<text:bookmark-end text:name="__RefHeading___Toc64439_2389264177"/></text:h>
      <text:p text:style-name="P15">This type displays an image with one blank color<text:span text:style-name="T17">.</text:span></text:p>
      <text:p text:style-name="P15"/>
      <text:p text:style-name="P15"/>
      <text:h text:style-name="P40" text:outline-level="5"><draw:frame draw:style-name="fr1" draw:name="Bild12" text:anchor-type="paragraph" svg:y="0.233cm" svg:width="5.151cm" svg:height="1.709cm" draw:z-index="19"><draw:image xlink:href="Pictures/1000020100000130000000657517B2D08324CF45.png" xlink:type="simple" xlink:show="embed" xlink:actuate="onLoad" loext:mime-type="image/png"/></draw:frame><text:bookmark-start text:name="__RefHeading___Toc64441_2389264177"/>Color<text:bookmark-end text:name="__RefHeading___Toc64441_2389264177"/></text:h>
      <text:p text:style-name="P15">The color of the blank image.</text:p>
      <text:p text:style-name="P15"/>
      <text:p text:style-name="P28"/>
      <text:h text:style-name="P40" text:outline-level="5"><draw:frame draw:style-name="fr2" draw:name="Bild189" text:anchor-type="paragraph" svg:width="2.379cm" svg:height="2.36cm" draw:z-index="15"><draw:image xlink:href="Pictures/100002010000008700000086C5454326FE66D49D.png" xlink:type="simple" xlink:show="embed" xlink:actuate="onLoad" loext:mime-type="image/png"/></draw:frame><text:bookmark-start text:name="__RefHeading___Toc64443_2389264177"/><text:soft-page-break/>Generated Type UV Grid<text:bookmark-end text:name="__RefHeading___Toc64443_2389264177"/></text:h>
      <text:p text:style-name="P15">This type displays a with a black and white checker texture but colored dots. </text:p>
      <text:p text:style-name="P19"/>
      <text:p text:style-name="P15"/>
      <text:p text:style-name="P28"/>
      <text:h text:style-name="P40" text:outline-level="5"><draw:frame draw:style-name="fr3" draw:name="Bild190" text:anchor-type="paragraph" svg:x="16.321cm" svg:y="-0.141cm" svg:width="2.379cm" svg:height="2.36cm" draw:z-index="16"><draw:image xlink:href="Pictures/100002010000008700000086403548927D48BF38.png" xlink:type="simple" xlink:show="embed" xlink:actuate="onLoad" loext:mime-type="image/png"/></draw:frame><text:bookmark-start text:name="__RefHeading___Toc64445_2389264177"/>Generated Type Color Grid<text:bookmark-end text:name="__RefHeading___Toc64445_2389264177"/></text:h>
      <text:p text:style-name="P15">This type displays a with a colored checker texture with numbers. </text:p>
      <text:p text:style-name="P15"/>
      <text:p text:style-name="P27"/>
      <text:h text:style-name="P21" text:outline-level="4"><draw:frame draw:style-name="fr1" draw:name="Bild184" text:anchor-type="paragraph" svg:y="0.554cm" svg:width="2.54cm" svg:height="3.3cm" draw:z-index="17"><draw:image xlink:href="Pictures/1000020100000096000000C3A1340173594CB3D1.png" xlink:type="simple" xlink:show="embed" xlink:actuate="onLoad" loext:mime-type="image/png"/></draw:frame><text:bookmark-start text:name="__RefHeading___Toc498_3540663553"/>Color Space<text:bookmark-end text:name="__RefHeading___Toc498_3540663553"/></text:h>
      <text:p text:style-name="P15">Choose the color space type for the image.</text:p>
      <text:p text:style-name="P15"/>
      <text:p text:style-name="P15"/>
      <text:p text:style-name="P15"/>
      <text:h text:style-name="P39" text:outline-level="3"><draw:frame draw:style-name="fr1" draw:name="Bild13" text:anchor-type="paragraph" svg:y="0.554cm" svg:width="5.11cm" svg:height="1.64cm" draw:z-index="20"><draw:image xlink:href="Pictures/100002010000012E00000061CE1EB9CB47CF0279.png" xlink:type="simple" xlink:show="embed" xlink:actuate="onLoad" loext:mime-type="image/png"/></draw:frame><text:bookmark-start text:name="__RefHeading___Toc3912_3722040677"/><text:span text:style-name="T18">Source Type </text:span><text:span text:style-name="T10">U</text:span><text:span text:style-name="T11">dim</text:span><text:bookmark-end text:name="__RefHeading___Toc3912_3722040677"/></text:h>
      <text:p text:style-name="P12">UDIM is an enhancement to the UV mapping and texturing workflow<text:span text:style-name="T17">. And does not belong here. But in the UV Editor. It is just in the list because it shares the same menus with the UV Editor.</text:span></text:p>
      <text:p text:style-name="P20">You can load a UDIM file. But it will just display the first tile of the UDIM image.<text:span text:style-name="T19"> And there is no way to adjust the UDIM settings since they are in the UV Editor, in Edit mode. And Empties have no Edit mode.</text:span></text:p>
      <text:p text:style-name="P44"/>
      <table:table table:name="Tabelle8" table:style-name="Tabelle8">
        <table:table-column table:style-name="Tabelle8.A"/>
        <table:table-row table:style-name="TableLine2131953559792">
          <table:table-cell table:style-name="Tabelle8.A1" office:value-type="string">
            <text:h text:style-name="P36" text:outline-level="1"><text:bookmark-start text:name="__RefHeading___Toc4992_1210455647"/><text:span text:style-name="T20">Custom Properties</text:span> <text:span text:style-name="T21">Panel</text:span><text:bookmark-end text:name="__RefHeading___Toc4992_1210455647"/></text:h>
          </table:table-cell>
        </table:table-row>
      </table:table>
      <text:p text:style-name="P43"/>
      <text:p text:style-name="P43"><draw:frame draw:style-name="fr2" draw:name="Bild51" text:anchor-type="paragraph" svg:width="4.81cm" svg:height="2.76cm" draw:z-index="21"><draw:image xlink:href="Pictures/100002010000011C000000A371890A13CA5FC774.png" xlink:type="simple" xlink:show="embed" xlink:actuate="onLoad" loext:mime-type="image/png"/></draw:frame><text:span text:style-name="T23">Here you can define c</text:span><text:span text:style-name="T22">ustom properties</text:span><text:span text:style-name="T23"> that can be</text:span><text:span text:style-name="T22"> used </text:span><text:span text:style-name="T23">for</text:span><text:span text:style-name="T22"> scripting.</text:span></text:p>
      <text:p text:style-name="P42"/>
      <text:p text:style-name="P41">Here you might also find custom properties from addons or scripts.</text:p>
      <text:p text:style-name="P41"/>
      <text:p text:style-name="P42"/>
      <text:h text:style-name="P38" text:outline-level="2"><text:bookmark-start text:name="__RefHeading___Toc4994_1210455647"/>Add<text:bookmark-end text:name="__RefHeading___Toc4994_1210455647"/></text:h>
      <text:p text:style-name="P45">Adds a new property.</text:p>
      <text:h text:style-name="P38" text:outline-level="2"><draw:frame draw:style-name="fr1" draw:name="Bild52" text:anchor-type="paragraph" svg:y="0.81cm" svg:width="5.23cm" svg:height="3.47cm" draw:z-index="22"><draw:image xlink:href="Pictures/1000020100000135000000CD412BBA182F50C125.png" xlink:type="simple" xlink:show="embed" xlink:actuate="onLoad" loext:mime-type="image/png"/></draw:frame><text:bookmark-start text:name="__RefHeading___Toc4996_1210455647"/>Edit<text:bookmark-end text:name="__RefHeading___Toc4996_1210455647"/></text:h>
      <text:p text:style-name="P45">Opens a panel where you can adjust the settings for the custom property.</text:p>
      <text:p text:style-name="P45"/>
      <text:h text:style-name="P38" text:outline-level="2"><text:bookmark-start text:name="__RefHeading___Toc4998_1210455647"/><text:soft-page-break/>Remove<text:bookmark-end text:name="__RefHeading___Toc4998_1210455647"/></text:h>
      <text:p text:style-name="P41">Removes the property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a2a9a" style:font-size-asian="10pt" style:font-size-complex="10pt"/>
    </style:style>
    <style:style style:name="MT3" style:family="text">
      <style:text-properties fo:font-size="10pt" officeooo:rsid="012c2326" style:font-size-asian="10pt" style:font-size-complex="10pt"/>
    </style:style>
    <style:style style:name="MT4" style:family="text">
      <style:text-properties fo:font-size="10pt" officeooo:rsid="012da9c5" style:font-size-asian="10pt" style:font-size-complex="10pt"/>
    </style:style>
    <style:style style:name="MT5" style:family="text">
      <style:text-properties fo:font-size="10pt" officeooo:rsid="012708c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25.12.1</text:span><text:span text:style-name="MT3">5</text:span><text:span text:style-name="MT2"> Editors - Properties Editor - Object Data Properties</text:span><text:span text:style-name="MT4"> </text:span><text:span text:style-name="MT2">Tab - F</text:span><text:span text:style-name="MT3">orce Field</text:span><text:span text:style-name="MT5"> </text:span><text:span text:style-name="MT2">Object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9H17M37S</meta:editing-duration>
    <meta:editing-cycles>138</meta:editing-cycles>
    <meta:generator>LibreOffice/6.4.7.2$Windows_X86_64 LibreOffice_project/639b8ac485750d5696d7590a72ef1b496725cfb5</meta:generator>
    <dc:date>2020-12-07T11:25:10.577000000</dc:date>
    <meta:document-statistic meta:table-count="4" meta:image-count="23" meta:object-count="0" meta:page-count="8" meta:paragraph-count="183" meta:word-count="1073" meta:character-count="5642" meta:non-whitespace-character-count="4749"/>
    <meta:template xlink:type="simple" xlink:actuate="onRequest" xlink:title="standard1cm" xlink:href="../../../../AppData/Roaming/LibreOffice/4/user/template/standard1cm.ott" meta:date="2016-03-28T18:47:57.125000000"/>
  </office:meta>
</office:document-meta>
</file>